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customer1 (customer_id int primary key,first_name varchar(20),last_name varchar(20),address varchar(50),state varchar(30)); <text:s/></text:p>
      <text:p text:style-name="Standard"/>
      <text:p text:style-name="Standard"><text:s/>insert into customer1 values (1,'john','Snow','123 Main St,Anytown,CA 90210','CAA'); </text:p>
      <text:p text:style-name="Standard"><text:s/></text:p>
      <text:p text:style-name="Standard"><text:s/>insert into customer1 values (2,'Shubham','Smith','456 Elm St,Springfield,CL 62704','CLI'),(3,'Yash','Williams','789 Maple Ave,Miami,FL 33133','FLO'),(4,'David','Warner','100 Oak St,Austin,TX 78704','MTX'),(5,'David','Warner','100 Oak St,Austin,TX 78704','MTX');</text:p>
      <text:p text:style-name="Standard"><text:s/></text:p>
      <text:p text:style-name="Standard"><text:s text:c="2"/>create table product1(product_id int primary key,name varchar(20),category varchar(20),price float,stoct_quantity int,discount_per int); <text:s text:c="66"/></text:p>
      <text:p text:style-name="Standard"><text:s text:c="3"/>insert into product1 values(1,'Laptop',' Electronics',129,10,0),(2,'Headphones','Electronics',79.99,0,10),(3,'T-Shirt','Clothing',19.99,50,0),(4,'Jeans','Clothing',39.99,30,30),(5,'Book','Books',14.99,15,0) ; </text:p>
      <text:p text:style-name="Standard"><text:s text:c="3"/></text:p>
      <text:p text:style-name="Standard"><text:s text:c="4"/>create table Order1 (order_id int primary key,cust_id int,order_date date,status varchar (30), FOREIGN KEY (cust_id) REFERENCES customer1 (customer_id));</text:p>
      <text:p text:style-name="Standard"/>
      <text:p text:style-name="Standard"/>
      <text:p text:style-name="Standard">alter table order1 add column Total_amount int;</text:p>
      <text:p text:style-name="Standard"/>
      <text:p text:style-name="Standard"/>
      <text:p text:style-name="Standard">insert into order1 values (1,1,'2024-04-15','pending',209.98),(2,3,'2024-04-12','Shipped',49.99),(3,2,'2024-04-10','Completed',179.95); <text:s/></text:p>
      <text:p text:style-name="Standard"/>
      <text:p text:style-name="Standard">create table order_line_item(line_item_id int primary key,order_id int,product_id int,quantity int,unit_price float,discount float,FOREIGN KEY (order_id) REFERENCES order1 (order_id),FOREIGN KEY (product_id) REFERENCES product1 (product_id));</text:p>
      <text:p text:style-name="Standard"/>
      <text:p text:style-name="Standard">insert into order_line_item values <text:s text:c="2"/>(1,1,1,1,129,0.00),(2,1,2,2,79.99,7.90),(3,2,3,1,19.99,0.00),(4,3,4,5,39.99,15.90);</text:p>
      <text:p text:style-name="Standard"/>
      <text:p text:style-name="Standard">------------------------------------------------------------------------------------------------</text:p>
      <text:p text:style-name="Standard">Q1. --&gt;&gt;</text:p>
      <text:p text:style-name="Standard"/>
      <text:p text:style-name="Standard">Select * from customer1 where state like 'C%A';</text:p>
      <text:p text:style-name="Standard"/>
      <text:p text:style-name="Standard">+-------------+------------+-----------+------------------------------+-------+</text:p>
      <text:p text:style-name="Standard">| customer_id | first_name | last_name | address <text:s text:c="21"/>| state |</text:p>
      <text:p text:style-name="Standard">+-------------+------------+-----------+------------------------------+-------+</text:p>
      <text:p text:style-name="Standard">| <text:s text:c="10"/>1 | john <text:s text:c="6"/>| Snow <text:s text:c="5"/>| 123 Main St,Anytown,CA 90210 | CAA <text:s text:c="2"/>|</text:p>
      <text:p text:style-name="Standard">+-------------+------------+-----------+------------------------------+-------+</text:p>
      <text:p text:style-name="Standard">1 row in set (0.00 sec)</text:p>
      <text:p text:style-name="Standard"/>
      <text:p text:style-name="Standard">---------------------------------------------------------------------------------------------------</text:p>
      <text:p text:style-name="Standard"/>
      <text:p text:style-name="Standard">Q2. --&gt;&gt;</text:p>
      <text:p text:style-name="Standard"/>
      <text:p text:style-name="Standard">select o.order_id,p.* from order1 o join order_line_item ol on o.order_id=ol.order_id join product1 p on ol.product_id=p.product_id where p.stoct_quantity=0;</text:p>
      <text:p text:style-name="Standard"/>
      <text:p text:style-name="Standard">+----------+------------+------------+-------------+-------+----------------+--------------+</text:p>
      <text:p text:style-name="Standard"><text:soft-page-break/>| order_id | product_id | name <text:s text:c="6"/>| category <text:s text:c="3"/>| price | stoct_quantity | discount_per |</text:p>
      <text:p text:style-name="Standard">+----------+------------+------------+-------------+-------+----------------+--------------+</text:p>
      <text:p text:style-name="Standard">| <text:s text:c="7"/>1 | <text:s text:c="9"/>2 | Headphones | Electronics | 79.99 | <text:s text:c="13"/>0 | <text:s text:c="10"/>10 |</text:p>
      <text:p text:style-name="Standard">+----------+------------+------------+-------------+-------+----------------+--------------+</text:p>
      <text:p text:style-name="Standard">1 row in set (0.00 sec)</text:p>
      <text:p text:style-name="Standard"/>
      <text:p text:style-name="Standard">--------------------------------------------------------------------------------------------------</text:p>
      <text:p text:style-name="Standard">Q3.----&gt;&gt;</text:p>
      <text:p text:style-name="Standard"/>
      <text:p text:style-name="Standard"><text:s/>select c.customer_id,c.first_name from customer1 c join order1 o on c.customer_id=o.cust_id where status in ('pending','shipped');</text:p>
      <text:p text:style-name="Standard"><text:s/></text:p>
      <text:p text:style-name="Standard"><text:s/>+-------------+------------+</text:p>
      <text:p text:style-name="Standard">| customer_id | first_name |</text:p>
      <text:p text:style-name="Standard">+-------------+------------+</text:p>
      <text:p text:style-name="Standard">| <text:s text:c="10"/>1 | john <text:s text:c="6"/>|</text:p>
      <text:p text:style-name="Standard">| <text:s text:c="10"/>3 | Yash <text:s text:c="6"/>|</text:p>
      <text:p text:style-name="Standard">+-------------+------------+</text:p>
      <text:p text:style-name="Standard">2 rows in set (0.00 sec)</text:p>
      <text:p text:style-name="Standard"/>
      <text:p text:style-name="Standard"/>
      <text:p text:style-name="Standard">--------------------------------------------------------------------------------------------------Q4.----&gt;&gt;</text:p>
      <text:p text:style-name="Standard"/>
      <text:p text:style-name="Standard"><text:s/>select count(price),round(sum(price)),sum(discount_per) from product1 group by category;</text:p>
      <text:p text:style-name="Standard">+--------------+-------------------+-------------------+</text:p>
      <text:p text:style-name="Standard">| count(price) | round(sum(price)) | sum(discount_per) |</text:p>
      <text:p text:style-name="Standard">+--------------+-------------------+-------------------+</text:p>
      <text:p text:style-name="Standard">| <text:s text:c="11"/>2 | <text:s text:c="14"/>209 | <text:s text:c="15"/>10 |</text:p>
      <text:p text:style-name="Standard">| <text:s text:c="11"/>2 | <text:s text:c="15"/>60 | <text:s text:c="15"/>30 |</text:p>
      <text:p text:style-name="Standard">| <text:s text:c="11"/>1 | <text:s text:c="15"/>15 | <text:s text:c="16"/>0 |</text:p>
      <text:p text:style-name="Standard">+--------------+-------------------+-------------------+</text:p>
      <text:p text:style-name="Standard">3 rows in set (0.00 sec)</text:p>
      <text:p text:style-name="Standard"/>
      <text:p text:style-name="Standard">--------------------------------------------------------------------------------------------------Q5.----&gt;&gt;</text:p>
      <text:p text:style-name="Standard"><text:s/>select c.customer_id,round(ol.quantity*ol.unit_price) from order1 o join order_line_item ol on o.order_id=ol.order_id join customer1 c on o.cust_id=c.customer_id <text:s text:c="2"/>;</text:p>
      <text:p text:style-name="Standard">+-------------+----------------------------------+</text:p>
      <text:p text:style-name="Standard">| customer_id | round(ol.quantity*ol.unit_price) |</text:p>
      <text:p text:style-name="Standard">+-------------+----------------------------------+</text:p>
      <text:p text:style-name="Standard">| <text:s text:c="10"/>1 | <text:s text:c="29"/>129 |</text:p>
      <text:p text:style-name="Standard">| <text:s text:c="10"/>1 | <text:s text:c="29"/>160 |</text:p>
      <text:p text:style-name="Standard">| <text:s text:c="10"/>2 | <text:s text:c="29"/>200 |</text:p>
      <text:p text:style-name="Standard">| <text:s text:c="10"/>3 | <text:s text:c="30"/>20 |</text:p>
      <text:p text:style-name="Standard">+-------------+----------------------------------+</text:p>
      <text:p text:style-name="Standard">4 rows in set (0.01 sec)</text:p>
      <text:p text:style-name="Standard"/>
      <text:p text:style-name="Standard">--------------------------------------------------------------------------------------------------Q6.----&gt;&gt;</text:p>
      <text:p text:style-name="Standard"/>
      <text:p text:style-name="Standard">select c.customer_id,round(ol.quantity*ol.unit_price) abc from order1 o join order_line_item ol on o.order_id=ol.order_id join customer1 c on o.cust_id=c.customer_id order by abc desc <text:s/>limit 2 ;</text:p>
      <text:p text:style-name="Standard">+-------------+------+</text:p>
      <text:p text:style-name="Standard">| customer_id | abc <text:s/>|</text:p>
      <text:p text:style-name="Standard"><text:soft-page-break/>+-------------+------+</text:p>
      <text:p text:style-name="Standard">| <text:s text:c="10"/>2 | <text:s/>200 |</text:p>
      <text:p text:style-name="Standard">| <text:s text:c="10"/>1 | <text:s/>160 |</text:p>
      <text:p text:style-name="Standard">+-------------+------+</text:p>
      <text:p text:style-name="Standard">2 rows in set (0.00 sec)</text:p>
      <text:p text:style-name="Standard"/>
      <text:p text:style-name="Standard">--------------------------------------------------------------------------------------------------Q7.----&gt;&gt;</text:p>
      <text:p text:style-name="Standard"/>
      <text:p text:style-name="Standard">select c.customer_id,o.order_date from customer1 c join order1 o on c.customer_id=o.cust_id;</text:p>
      <text:p text:style-name="Standard">+-------------+------------+</text:p>
      <text:p text:style-name="Standard">| customer_id | order_date |</text:p>
      <text:p text:style-name="Standard">+-------------+------------+</text:p>
      <text:p text:style-name="Standard">| <text:s text:c="10"/>1 | 2024-04-15 |</text:p>
      <text:p text:style-name="Standard">| <text:s text:c="10"/>3 | 2024-04-12 |</text:p>
      <text:p text:style-name="Standard">| <text:s text:c="10"/>2 | 2024-04-10 |</text:p>
      <text:p text:style-name="Standard">+-------------+------------+</text:p>
      <text:p text:style-name="Standard">3 rows in set (0.00 sec)</text:p>
      <text:p text:style-name="Standard"/>
      <text:p text:style-name="Standard">--------------------------------------------------------------------------------------------------Q8.----&gt;&gt;</text:p>
      <text:p text:style-name="Standard">update product1 set price=117 ,discount_per=10 where product_id=1;</text:p>
      <text:p text:style-name="Standard">Query OK, 1 row affected (0.00 sec)</text:p>
      <text:p text:style-name="Standard">Rows matched: 1 <text:s/>Changed: 1 <text:s/>Warnings: 0</text:p>
      <text:p text:style-name="Standard"/>
      <text:p text:style-name="Standard">mysql&gt; select*from product1;</text:p>
      <text:p text:style-name="Standard">+------------+------------+-------------+-------+----------------+--------------+</text:p>
      <text:p text:style-name="Standard">| product_id | name <text:s text:c="6"/>| category <text:s text:c="3"/>| price | stoct_quantity | discount_per |</text:p>
      <text:p text:style-name="Standard">+------------+------------+-------------+-------+----------------+--------------+</text:p>
      <text:p text:style-name="Standard">| <text:s text:c="9"/>1 | Laptop <text:s text:c="4"/>| Electronics | <text:s text:c="2"/>117 | <text:s text:c="12"/>10 | <text:s text:c="10"/>10 |</text:p>
      <text:p text:style-name="Standard">| <text:s text:c="9"/>2 | Headphones | Electronics | 79.99 | <text:s text:c="13"/>0 | <text:s text:c="10"/>10 |</text:p>
      <text:p text:style-name="Standard">| <text:s text:c="9"/>3 | T-Shirt <text:s text:c="3"/>| Clothing <text:s text:c="3"/>| 19.99 | <text:s text:c="12"/>50 | <text:s text:c="11"/>0 |</text:p>
      <text:p text:style-name="Standard">| <text:s text:c="9"/>4 | Jeans <text:s text:c="5"/>| Clothing <text:s text:c="3"/>| 39.99 | <text:s text:c="12"/>30 | <text:s text:c="10"/>30 |</text:p>
      <text:p text:style-name="Standard">| <text:s text:c="9"/>5 | Book <text:s text:c="6"/>| Books <text:s text:c="6"/>| 14.99 | <text:s text:c="12"/>15 | <text:s text:c="11"/>0 |</text:p>
      <text:p text:style-name="Standard">+------------+------------+-------------+-------+----------------+--------------+</text:p>
      <text:p text:style-name="Standard">5 rows in set (0.00 sec)</text:p>
      <text:p text:style-name="Standard"/>
      <text:p text:style-name="Standard"/>
      <text:p text:style-name="Standard">--------------------------------------------------------------------------------------------------Q9.----&gt;&gt;</text:p>
      <text:p text:style-name="Standard"/>
      <text:p text:style-name="Standard"><text:s/>alter table order_line_item add column totalprice float ;</text:p>
      <text:p text:style-name="Standard"><text:s text:c="2"/>update order_line_item set totalprice=unit_price*quantity;</text:p>
      <text:p text:style-name="Standard">Query OK, 4 rows affected (0.01 sec)</text:p>
      <text:p text:style-name="Standard">Rows matched: 4 <text:s/>Changed: 4 <text:s/>Warnings: 0</text:p>
      <text:p text:style-name="Standard"/>
      <text:p text:style-name="Standard">mysql&gt; select *from order_line_item;</text:p>
      <text:p text:style-name="Standard">+--------------+----------+------------+----------+------------+----------+------------+</text:p>
      <text:p text:style-name="Standard">| line_item_id | order_id | product_id | quantity | unit_price | discount | totalprice |</text:p>
      <text:p text:style-name="Standard">+--------------+----------+------------+----------+------------+----------+------------+</text:p>
      <text:p text:style-name="Standard">| <text:s text:c="11"/>1 | <text:s text:c="7"/>1 | <text:s text:c="9"/>1 | <text:s text:c="7"/>1 | <text:s text:c="7"/>129 | <text:s text:c="7"/>0 | <text:s text:c="7"/>129 |</text:p>
      <text:p text:style-name="Standard">| <text:s text:c="11"/>2 | <text:s text:c="7"/>1 | <text:s text:c="9"/>2 | <text:s text:c="7"/>2 | <text:s text:c="5"/>79.99 | <text:s text:c="5"/>7.9 | <text:s text:c="4"/>159.98 |</text:p>
      <text:p text:style-name="Standard">| <text:s text:c="11"/>3 | <text:s text:c="7"/>2 | <text:s text:c="9"/>3 | <text:s text:c="7"/>1 | <text:s text:c="5"/>19.99 | <text:s text:c="7"/>0 | <text:s text:c="5"/>19.99 |</text:p>
      <text:p text:style-name="Standard">| <text:s text:c="11"/>4 | <text:s text:c="7"/>3 | <text:s text:c="9"/>4 | <text:s text:c="7"/>5 | <text:s text:c="5"/>39.99 | <text:s text:c="4"/>15.9 | <text:s text:c="4"/>199.95 |</text:p>
      <text:p text:style-name="Standard">+--------------+----------+------------+----------+------------+----------+------------+</text:p>
      <text:p text:style-name="Standard"><text:soft-page-break/>4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14T21:06:15.90</meta:creation-date>
    <meta:document-statistic meta:table-count="0" meta:image-count="0" meta:object-count="0" meta:page-count="4" meta:paragraph-count="112" meta:word-count="786" meta:character-count="7639"/>
    <dc:date>2025-04-14T21:07:13.06</dc:date>
    <meta:editing-duration>PT57S</meta:editing-duration>
    <meta:editing-cycles>1</meta:editing-cycles>
    <meta:generator>OpenOffice/4.1.15$Win32 OpenOffice.org_project/4115m2$Build-9813</meta:generator>
  </office:meta>
</office:document-meta>
</file>